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order-bottom="1.76pt solid #313739" style:diagonal-bl-tr="none" style:diagonal-tl-br="none" fo:border-left="none" fo:border-right="none" fo:border-top="1.76pt solid #313739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border-right="none" fo:border-top="1.76pt solid #313739"/>
    </style:style>
    <style:style style:name="ce18" style:family="table-cell" style:parent-style-name="Default">
      <style:table-cell-properties fo:border-bottom="none" style:diagonal-bl-tr="none" style:diagonal-tl-br="none" fo:border-left="none" fo:border-right="none" fo:border-top="1.76pt solid #313739"/>
    </style:style>
    <style:style style:name="ce19" style:family="table-cell" style:parent-style-name="Default">
      <style:table-cell-properties fo:border-bottom="1.76pt solid #313739" style:diagonal-bl-tr="none" style:diagonal-tl-br="none" fo:border-left="none" fo:border-right="none" fo:border-top="none"/>
    </style:style>
    <style:style style:name="ce20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23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24" style:family="table-cell" style:parent-style-name="TL_20_RowHeader">
      <style:table-cell-properties fo:border-bottom="1.76pt solid #313739" style:diagonal-bl-tr="none" style:diagonal-tl-br="none" fo:border-left="none" fo:border-right="1.76pt solid #313739" fo:border-top="none"/>
    </style:style>
    <style:style style:name="ce25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8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9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30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33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3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41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42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2" table:style-name="ce15"/>
          <table:covered-table-cell table:style-name="ce20"/>
          <table:table-cell/>
          <table:table-cell table:style-name="ce25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30"/>
          <table:table-cell table:style-name="ce34" office:value-type="string" calcext:value-type="string">
            <text:p>Bewoonde schepen.</text:p>
          </table:table-cell>
          <table:table-cell table:style-name="ce34" office:value-type="string" calcext:value-type="string">
            <text:p>Bewoonde wagens.</text:p>
          </table:table-cell>
          <table:table-cell table:style-name="ce35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34" office:value-type="string" calcext:value-type="string">
            <text:p>Bewoonde schepen.</text:p>
          </table:table-cell>
          <table:table-cell table:style-name="ce34" office:value-type="string" calcext:value-type="string">
            <text:p>Bewoonde wagens.</text:p>
          </table:table-cell>
          <table:table-cell table:style-name="ce34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34"/>
          <table:table-cell table:style-name="ce38" office:value-type="string" calcext:value-type="string" table:number-columns-spanned="2" table:number-rows-spanned="1">
            <text:p>Tijdelijk aanwezigen.</text:p>
          </table:table-cell>
          <table:covered-table-cell table:style-name="ce38"/>
          <table:table-cell table:style-name="ce43" office:value-type="string" calcext:value-type="string" table:number-columns-spanned="1" table:number-rows-spanned="2">
            <text:p>Telling</text:p>
          </table:table-cell>
          <table:table-cell table:style-name="ce48" office:value-type="string" calcext:value-type="string" table:number-columns-spanned="1" table:number-rows-spanned="2">
            <text:p>Tabel</text:p>
          </table:table-cell>
          <table:table-cell table:style-name="ce48" office:value-type="string" calcext:value-type="string" table:number-columns-spanned="1" table:number-rows-spanned="2">
            <text:p>Pagina</text:p>
          </table:table-cell>
          <table:table-cell table:style-name="ce48" office:value-type="string" calcext:value-type="string" table:number-columns-spanned="1" table:number-rows-spanned="2">
            <text:p>Provincie</text:p>
          </table:table-cell>
          <table:table-cell table:style-name="ce53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6"/>
          <table:covered-table-cell table:style-name="ce21"/>
          <table:table-cell/>
          <table:table-cell table:style-name="ce26" office:value-type="string" calcext:value-type="string">
            <text:p>Bewoonde huizen.</text:p>
          </table:table-cell>
          <table:table-cell table:style-name="ce31" office:value-type="string" calcext:value-type="string">
            <text:p>Onbewoonde woonhuizen.</text:p>
          </table:table-cell>
          <table:table-cell table:style-name="ce31" office:value-type="string" calcext:value-type="string">
            <text:p>Woonhuizen in aanbouw.</text:p>
          </table:table-cell>
          <table:table-cell table:style-name="ce31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31"/>
          <table:covered-table-cell table:style-name="ce36"/>
          <table:table-cell table:style-name="ce31" office:value-type="string" calcext:value-type="string" table:number-columns-spanned="2" table:number-rows-spanned="1">
            <text:p>Tijdelijk aanwezig.</text:p>
          </table:table-cell>
          <table:covered-table-cell table:style-name="ce31"/>
          <table:table-cell table:style-name="ce37" office:value-type="string" calcext:value-type="string">
            <text:p>Mannen.</text:p>
          </table:table-cell>
          <table:table-cell table:style-name="ce37" office:value-type="string" calcext:value-type="string">
            <text:p>Vrouwen.</text:p>
          </table:table-cell>
          <table:table-cell table:style-name="ce37" office:value-type="string" calcext:value-type="string">
            <text:p>Totaal.</text:p>
          </table:table-cell>
          <table:table-cell table:style-name="ce37" office:value-type="string" calcext:value-type="string">
            <text:p>Mannen.</text:p>
          </table:table-cell>
          <table:table-cell table:style-name="ce39" office:value-type="string" calcext:value-type="string">
            <text:p>Vrouwen.</text:p>
          </table:table-cell>
          <table:covered-table-cell table:style-name="ce44"/>
          <table:covered-table-cell table:number-columns-repeated="3" table:style-name="ce49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nloo</text:p>
          </table:table-cell>
          <table:table-cell table:style-name="ce11" office:value-type="string" calcext:value-type="string">
            <text:p>Kom</text:p>
          </table:table-cell>
          <table:table-cell table:style-name="ce17" office:value-type="string" calcext:value-type="string">
            <text:p>A</text:p>
          </table:table-cell>
          <table:table-cell table:style-name="ce18" office:value-type="string" calcext:value-type="string">
            <text:p>Dorp Anloo, Arm-Werkhuis der N.H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50" office:value-type="string" calcext:value-type="string">
            <text:p>10_D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Anloo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Schipbo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Gas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98" calcext:value-type="float">
            <text:p>98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And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Eex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Zandvoo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table:number-columns-repeated="7"/>
          <table:table-cell table:number-columns-repeated="2" table:style-name="TL_20_Data" office:value-type="float" office:value="63" calcext:value-type="float">
            <text:p>6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An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Oud-An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Spijkerboo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Nieuw-An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Eext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rp Annerveensch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Eexterveensche 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6" calcext:value-type="float">
            <text:p>46</text:p>
          </table:table-cell>
          <table:table-cell table:style-name="TL_20_Data" table:number-columns-repeated="7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81" calcext:value-type="float">
            <text:p>5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523" calcext:value-type="float">
            <text:p>1523</text:p>
          </table:table-cell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2936" calcext:value-type="float">
            <text:p>29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Schipbo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Gas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Eex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Zandvoo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An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Spijkerboo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Nieuw-An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Eext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Eexterveensch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Eexterveenschkanaal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54" calcext:value-type="float">
            <text:p>15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35" calcext:value-type="float">
            <text:p>73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74" calcext:value-type="float">
            <text:p>1874</text:p>
          </table:table-cell>
          <table:table-cell table:style-name="TL_20_Data" office:value-type="float" office:value="1744" calcext:value-type="float">
            <text:p>1744</text:p>
          </table:table-cell>
          <table:table-cell table:style-name="TL_20_Data" office:value-type="float" office:value="3618" calcext:value-type="float">
            <text:p>36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ulpstrafgevangen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Infanterie 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87" calcext:value-type="float">
            <text:p>8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Arm- Werk- en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270" calcext:value-type="float">
            <text:p>127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table:number-columns-repeated="2"/>
          <table:table-cell table:style-name="TL_20_Data" office:value-type="float" office:value="2784" calcext:value-type="float">
            <text:p>2784</text:p>
          </table:table-cell>
          <table:table-cell table:style-name="TL_20_Data" office:value-type="float" office:value="3164" calcext:value-type="float">
            <text:p>3164</text:p>
          </table:table-cell>
          <table:table-cell table:style-name="TL_20_Data" office:value-type="float" office:value="5948" calcext:value-type="float">
            <text:p>59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41" office:value-type="float" office:value="108" calcext:value-type="float">
            <text:p>10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74" calcext:value-type="float">
            <text:p>127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3086" calcext:value-type="float">
            <text:p>3086</text:p>
          </table:table-cell>
          <table:table-cell table:style-name="TL_20_Data" office:value-type="float" office:value="3296" calcext:value-type="float">
            <text:p>3296</text:p>
          </table:table-cell>
          <table:table-cell table:style-name="TL_20_Data" office:value-type="float" office:value="6382" calcext:value-type="float">
            <text:p>6382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ce41" office:value-type="float" office:value="141" calcext:value-type="float">
            <text:p>1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uchiesland, Mil. Hospitaa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uchieslan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Stege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oost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0" calcext:value-type="float">
            <text:p>16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angen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Veene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. Willems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. Willemskanaal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Molen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sser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mein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orger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orgervaar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itter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44" calcext:value-type="float">
            <text:p>14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Stadsbosch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aggel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it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ras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eiler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Eerste St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erste St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eiler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ras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nreep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ardsche 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nree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Schiev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Ooster Parellel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Vred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Steen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6" calcext:value-type="float">
            <text:p>86</text:p>
          </table:table-cell>
          <table:table-cell table:style-name="TL_20_Data" table:number-columns-repeated="7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m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Looner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Loon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Loo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Noord Willems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roninger Straatweg, Instituut "Rozenburg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roninger Straatweg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TL_20_Data" table:number-columns-repeated="7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Pe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Zwartwaters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Molen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04" calcext:value-type="float">
            <text:p>100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484" calcext:value-type="float">
            <text:p>2484</text:p>
          </table:table-cell>
          <table:table-cell table:style-name="TL_20_Data" office:value-type="float" office:value="2321" calcext:value-type="float">
            <text:p>2321</text:p>
          </table:table-cell>
          <table:table-cell table:style-name="TL_20_Data" office:value-type="float" office:value="4805" calcext:value-type="float">
            <text:p>4805</text:p>
          </table:table-cell>
          <table:table-cell table:style-name="TL_20_Data" office:value-type="float" office:value="82" calcext:value-type="float">
            <text:p>82</text:p>
          </table:table-cell>
          <table:table-cell table:style-name="ce41" office:value-type="float" office:value="66" calcext:value-type="float">
            <text:p>6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278" calcext:value-type="float">
            <text:p>227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5572" calcext:value-type="float">
            <text:p>5572</text:p>
          </table:table-cell>
          <table:table-cell table:style-name="TL_20_Data" office:value-type="float" office:value="5619" calcext:value-type="float">
            <text:p>5619</text:p>
          </table:table-cell>
          <table:table-cell table:style-name="TL_20_Data" office:value-type="float" office:value="11191" calcext:value-type="float">
            <text:p>1119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ce41" office:value-type="float" office:value="207" calcext:value-type="float">
            <text:p>20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ei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4" calcext:value-type="float">
            <text:p>13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Hijk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Ha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Geh. Brunst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Geh. Spi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eh. Liev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eh. Makk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Geh. Holt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Geh. Alt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Geh. Kla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Geh. Wijs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N</text:p>
          </table:table-cell>
          <table:table-cell office:value-type="string" calcext:value-type="string">
            <text:p>Geh. Drijb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O</text:p>
          </table:table-cell>
          <table:table-cell office:value-type="string" calcext:value-type="string">
            <text:p>Geh. Tiende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O</text:p>
          </table:table-cell>
          <table:table-cell office:value-type="string" calcext:value-type="string">
            <text:p>Geh. Tiendeve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60" calcext:value-type="float">
            <text:p>56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30" calcext:value-type="float">
            <text:p>1830</text:p>
          </table:table-cell>
          <table:table-cell table:style-name="TL_20_Data" office:value-type="float" office:value="1707" calcext:value-type="float">
            <text:p>1707</text:p>
          </table:table-cell>
          <table:table-cell table:style-name="TL_20_Data" office:value-type="float" office:value="3537" calcext:value-type="float">
            <text:p>353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ei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eil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Eurs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table:number-columns-repeated="7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Hijk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Ha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Geh. Smalbroek, Arm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Geh. Smalbroek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Geh. Ter 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Geh. Beiler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Geh. Holt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Geh. Alt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Geh. Kla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Geh. Wijs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06" calcext:value-type="float">
            <text:p>30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 office:value-type="float" office:value="1330" calcext:value-type="float">
            <text:p>13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66" calcext:value-type="float">
            <text:p>8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547" calcext:value-type="float">
            <text:p>2547</text:p>
          </table:table-cell>
          <table:table-cell table:style-name="TL_20_Data" office:value-type="float" office:value="2323" calcext:value-type="float">
            <text:p>2323</text:p>
          </table:table-cell>
          <table:table-cell table:style-name="TL_20_Data" office:value-type="float" office:value="4870" calcext:value-type="float">
            <text:p>4870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orger, 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orger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28" calcext:value-type="float">
            <text:p>128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E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Ees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Ellerts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est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Drouw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rong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ui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3" calcext:value-type="float">
            <text:p>8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Nieuw-Bui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5" calcext:value-type="float">
            <text:p>63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1563" calcext:value-type="float">
            <text:p>1563</text:p>
          </table:table-cell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3093" calcext:value-type="float">
            <text:p>309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Bui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Drouwener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402" calcext:value-type="float">
            <text:p>402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Drouwe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03" calcext:value-type="float">
            <text:p>130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3376" calcext:value-type="float">
            <text:p>3376</text:p>
          </table:table-cell>
          <table:table-cell table:style-name="TL_20_Data" office:value-type="float" office:value="3207" calcext:value-type="float">
            <text:p>3207</text:p>
          </table:table-cell>
          <table:table-cell table:style-name="TL_20_Data" office:value-type="float" office:value="6583" calcext:value-type="float">
            <text:p>658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orger, Gesticht van Liefdadigheid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orger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E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Ees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Ellerts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est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Drouw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rong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ui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Nieuwbui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Nieuwbuin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Drouwener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Drouwenermon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Drouwe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1" calcext:value-type="float">
            <text:p>12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424" calcext:value-type="float">
            <text:p>14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770" calcext:value-type="float">
            <text:p>3770</text:p>
          </table:table-cell>
          <table:table-cell table:style-name="TL_20_Data" office:value-type="float" office:value="3534" calcext:value-type="float">
            <text:p>3534</text:p>
          </table:table-cell>
          <table:table-cell table:style-name="TL_20_Data" office:value-type="float" office:value="7304" calcext:value-type="float">
            <text:p>7304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41" office:value-type="float" office:value="55" calcext:value-type="float">
            <text:p>5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61" calcext:value-type="float">
            <text:p>4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2191" calcext:value-type="float">
            <text:p>2191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62" calcext:value-type="float">
            <text:p>4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1162" calcext:value-type="float">
            <text:p>1162</text:p>
          </table:table-cell>
          <table:table-cell table:style-name="TL_20_Data" office:value-type="float" office:value="2226" calcext:value-type="float">
            <text:p>22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1" office:value-type="float" office:value="51" calcext:value-type="float">
            <text:p>5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eenwijksmo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5" calcext:value-type="float">
            <text:p>13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alla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Kloos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Klooster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Coevordermar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Pik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Wijerswo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Pad- en Vlieghui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33" calcext:value-type="float">
            <text:p>23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318" calcext:value-type="float">
            <text:p>131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95" calcext:value-type="float">
            <text:p>6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74" calcext:value-type="float">
            <text:p>1774</text:p>
          </table:table-cell>
          <table:table-cell table:style-name="TL_20_Data" office:value-type="float" office:value="1771" calcext:value-type="float">
            <text:p>1771</text:p>
          </table:table-cell>
          <table:table-cell table:style-name="TL_20_Data" office:value-type="float" office:value="3545" calcext:value-type="float">
            <text:p>354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41" office:value-type="float" office:value="65" calcext:value-type="float">
            <text:p>6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Da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8" calcext:value-type="float">
            <text:p>2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078" calcext:value-type="float">
            <text:p>107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Dal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Wacht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Vossebel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de 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number-columns-repeated="2" table:style-name="TL_20_Data" office:value-type="float" office:value="33" calcext:value-type="float">
            <text:p>3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Veen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89" calcext:value-type="float">
            <text:p>3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49" calcext:value-type="float">
            <text:p>1049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2016" calcext:value-type="float">
            <text:p>20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Da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TL_20_Data" table:number-columns-repeated="7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Stieltjes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Wacht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Hooge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Vossebel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de 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4" calcext:value-type="float">
            <text:p>1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53" calcext:value-type="float">
            <text:p>55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61" calcext:value-type="float">
            <text:p>1461</text:p>
          </table:table-cell>
          <table:table-cell table:style-name="TL_20_Data" office:value-type="float" office:value="1346" calcext:value-type="float">
            <text:p>1346</text:p>
          </table:table-cell>
          <table:table-cell table:style-name="TL_20_Data" office:value-type="float" office:value="2807" calcext:value-type="float">
            <text:p>280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Diev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Kal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Berkenheuv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Kasteel, Diac. Arm- 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Kasteel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Diev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Diever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Oldendiever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iever, Oldendiev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pse, Ten Da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pse, Soert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pse, Ten Hav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pse, Veld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pse, Veen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ittelte, Noord-Witt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ittelte, Witt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ittelte, Heersvaartj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ittelte, Wittelter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ittelte, Berg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ittelte, 't 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ittelte, 't Mo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teren, Groot-Wa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teren, 't 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teren, Klein-Wa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teren, Zorgvlie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3" calcext:value-type="float">
            <text:p>3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816" calcext:value-type="float">
            <text:p>816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580" calcext:value-type="float">
            <text:p>1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00" calcext:value-type="float">
            <text:p>40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1990" calcext:value-type="float">
            <text:p>199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, Arm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West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Lhee, 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Lhee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Lhee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Legge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Diever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Eems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Vos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5" calcext:value-type="float">
            <text:p>2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686" calcext:value-type="float">
            <text:p>168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00" calcext:value-type="float">
            <text:p>4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261" calcext:value-type="float">
            <text:p>1261</text:p>
          </table:table-cell>
          <table:table-cell table:style-name="TL_20_Data" office:value-type="float" office:value="1084" calcext:value-type="float">
            <text:p>1084</text:p>
          </table:table-cell>
          <table:table-cell table:style-name="TL_20_Data" office:value-type="float" office:value="2345" calcext:value-type="float">
            <text:p>234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Ee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Paters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0" calcext:value-type="float">
            <text:p>1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urtsch. Schelf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57" calcext:value-type="float">
            <text:p>2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Ee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Oosterbroek, Gesticht Hoog Hull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Oosterbroek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Dui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Paters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Eelder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Schelf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Helm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5" calcext:value-type="float">
            <text:p>20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62" calcext:value-type="float">
            <text:p>4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2174" calcext:value-type="float">
            <text:p>21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7" calcext:value-type="float">
            <text:p>1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4" calcext:value-type="float">
            <text:p>104</text:p>
          </table:table-cell>
          <table:table-cell table:style-name="TL_20_Data" table:number-columns-repeated="7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30" calcext:value-type="float">
            <text:p>3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1407" calcext:value-type="float">
            <text:p>140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85" calcext:value-type="float">
            <text:p>28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1473" calcext:value-type="float">
            <text:p>147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.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.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0" calcext:value-type="float">
            <text:p>39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2111" calcext:value-type="float">
            <text:p>21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1" calcext:value-type="float">
            <text:p>33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59" calcext:value-type="float">
            <text:p>859</text:p>
          </table:table-cell>
          <table:table-cell table:style-name="TL_20_Data" office:value-type="float" office:value="822" calcext:value-type="float">
            <text:p>822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6" calcext:value-type="float">
            <text:p>25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409" calcext:value-type="float">
            <text:p>140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44" calcext:value-type="float">
            <text:p>44</text:p>
          </table:table-cell>
          <table:table-cell table:style-name="ce41" office:value-type="float" office:value="41" calcext:value-type="float">
            <text:p>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.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Arm- 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94" calcext:value-type="float">
            <text:p>39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004" calcext:value-type="float">
            <text:p>1004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978" calcext:value-type="float">
            <text:p>197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.A</text:p>
          </table:table-cell>
          <table:table-cell office:value-type="string" calcext:value-type="string">
            <text:p>Kaz.Kon.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.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69" calcext:value-type="float">
            <text:p>2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1386" calcext:value-type="float">
            <text:p>13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.C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.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3" calcext:value-type="float">
            <text:p>27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1468" calcext:value-type="float">
            <text:p>146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.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.B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1" calcext:value-type="float">
            <text:p>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9" calcext:value-type="float">
            <text:p>25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370" calcext:value-type="float">
            <text:p>13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2" calcext:value-type="float">
            <text:p>12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.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.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.B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289" calcext:value-type="float">
            <text:p>3289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9178" calcext:value-type="float">
            <text:p>9178</text:p>
          </table:table-cell>
          <table:table-cell table:style-name="TL_20_Data" office:value-type="float" office:value="8834" calcext:value-type="float">
            <text:p>8834</text:p>
          </table:table-cell>
          <table:table-cell table:style-name="TL_20_Data" office:value-type="float" office:value="18012" calcext:value-type="float">
            <text:p>18012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ce41" office:value-type="float" office:value="218" calcext:value-type="float">
            <text:p>2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619" calcext:value-type="float">
            <text:p>361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9917" calcext:value-type="float">
            <text:p>9917</text:p>
          </table:table-cell>
          <table:table-cell table:style-name="TL_20_Data" office:value-type="float" office:value="9508" calcext:value-type="float">
            <text:p>9508</text:p>
          </table:table-cell>
          <table:table-cell table:style-name="TL_20_Data" office:value-type="float" office:value="19425" calcext:value-type="float">
            <text:p>19425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ce41" office:value-type="float" office:value="227" calcext:value-type="float">
            <text:p>2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Gass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urtsch. Kostvli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Gasselterbo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Gasselterboerveensche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Gasselternij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2" calcext:value-type="float">
            <text:p>1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Gasselternijve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Gasselternijveensche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3" calcext:value-type="float">
            <text:p>10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65" calcext:value-type="float">
            <text:p>36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921" calcext:value-type="float">
            <text:p>192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Gass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Kostvli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Gasselterbo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Gasselterboerveensche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Gasselternij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Gasselternijveensche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6" calcext:value-type="float">
            <text:p>76</text:p>
          </table:table-cell>
          <table:table-cell table:style-name="TL_20_Data" table:number-columns-repeated="7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41" calcext:value-type="float">
            <text:p>44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76" calcext:value-type="float">
            <text:p>1176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2246" calcext:value-type="float">
            <text:p>2246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Gie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Bon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Giet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3" calcext:value-type="float">
            <text:p>13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Gie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Bon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Veenhof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Zandvoo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Giet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2" calcext:value-type="float">
            <text:p>1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24" calcext:value-type="float">
            <text:p>324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on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4" calcext:value-type="float">
            <text:p>10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36" calcext:value-type="float">
            <text:p>3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682" calcext:value-type="float">
            <text:p>1682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69" calcext:value-type="float">
            <text:p>46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11" calcext:value-type="float">
            <text:p>1211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2338" calcext:value-type="float">
            <text:p>2338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1" office:value-type="float" office:value="33" calcext:value-type="float">
            <text:p>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Ooster Havelte,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Ooster Havelte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Wester Hav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Geh. Eurs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Geh. Da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Geh. de W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U</text:p>
          </table:table-cell>
          <table:table-cell office:value-type="string" calcext:value-type="string">
            <text:p>Geh. Uffelte-West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U</text:p>
          </table:table-cell>
          <table:table-cell office:value-type="string" calcext:value-type="string">
            <text:p>Geh. Uffelte-Oost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U</text:p>
          </table:table-cell>
          <table:table-cell office:value-type="string" calcext:value-type="string">
            <text:p>Geh. de Vaartstre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Geh. Veen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Buurtsch. Nijenta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Geh. Havelter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table:number-columns-repeated="7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W</text:p>
          </table:table-cell>
          <table:table-cell office:value-type="string" calcext:value-type="string">
            <text:p>Dorp Wapserveen-Oost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W</text:p>
          </table:table-cell>
          <table:table-cell office:value-type="string" calcext:value-type="string">
            <text:p>Dorp Wapserveen-West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50" calcext:value-type="float">
            <text:p>6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699" calcext:value-type="float">
            <text:p>1699</text:p>
          </table:table-cell>
          <table:table-cell table:style-name="TL_20_Data" office:value-type="float" office:value="1476" calcext:value-type="float">
            <text:p>1476</text:p>
          </table:table-cell>
          <table:table-cell table:style-name="TL_20_Data" office:value-type="float" office:value="3175" calcext:value-type="float">
            <text:p>317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Arm- 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06" calcext:value-type="float">
            <text:p>40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1645" calcext:value-type="float">
            <text:p>164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8" calcext:value-type="float">
            <text:p>3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1526" calcext:value-type="float">
            <text:p>152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66" calcext:value-type="float">
            <text:p>76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619" calcext:value-type="float">
            <text:p>1619</text:p>
          </table:table-cell>
          <table:table-cell table:style-name="TL_20_Data" office:value-type="float" office:value="1733" calcext:value-type="float">
            <text:p>1733</text:p>
          </table:table-cell>
          <table:table-cell table:style-name="TL_20_Data" office:value-type="float" office:value="3352" calcext:value-type="float">
            <text:p>3352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ce41" office:value-type="float" office:value="94" calcext:value-type="float">
            <text:p>9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4" calcext:value-type="float">
            <text:p>11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1" calcext:value-type="float">
            <text:p>40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39" calcext:value-type="float">
            <text:p>939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851" calcext:value-type="float">
            <text:p>185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5" calcext:value-type="float">
            <text:p>13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84" calcext:value-type="float">
            <text:p>58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1396" calcext:value-type="float">
            <text:p>1396</text:p>
          </table:table-cell>
          <table:table-cell table:style-name="TL_20_Data" office:value-type="float" office:value="2860" calcext:value-type="float">
            <text:p>286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1" calcext:value-type="float">
            <text:p>1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654" calcext:value-type="float">
            <text:p>165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448" calcext:value-type="float">
            <text:p>1448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457" calcext:value-type="float">
            <text:p>4457</text:p>
          </table:table-cell>
          <table:table-cell table:style-name="TL_20_Data" office:value-type="float" office:value="4113" calcext:value-type="float">
            <text:p>4113</text:p>
          </table:table-cell>
          <table:table-cell table:style-name="TL_20_Data" office:value-type="float" office:value="8570" calcext:value-type="float">
            <text:p>8570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214" calcext:value-type="float">
            <text:p>221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6078" calcext:value-type="float">
            <text:p>6078</text:p>
          </table:table-cell>
          <table:table-cell table:style-name="TL_20_Data" office:value-type="float" office:value="5846" calcext:value-type="float">
            <text:p>5846</text:p>
          </table:table-cell>
          <table:table-cell table:style-name="TL_20_Data" office:value-type="float" office:value="11924" calcext:value-type="float">
            <text:p>1192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ce41" office:value-type="float" office:value="136" calcext:value-type="float">
            <text:p>13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iaconie-Armhuis der Ned. Herv. Gem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33" calcext:value-type="float">
            <text:p>23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089" calcext:value-type="float">
            <text:p>108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1" calcext:value-type="float">
            <text:p>2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0" calcext:value-type="float">
            <text:p>8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7" calcext:value-type="float">
            <text:p>29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325" calcext:value-type="float">
            <text:p>132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9" calcext:value-type="float">
            <text:p>459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1129" calcext:value-type="float">
            <text:p>1129</text:p>
          </table:table-cell>
          <table:table-cell table:style-name="TL_20_Data" office:value-type="float" office:value="2055" calcext:value-type="float">
            <text:p>2055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41" office:value-type="float" office:value="43" calcext:value-type="float">
            <text:p>4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I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X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8" calcext:value-type="float">
            <text:p>1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X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X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3" calcext:value-type="float">
            <text:p>93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28" calcext:value-type="float">
            <text:p>202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4337" calcext:value-type="float">
            <text:p>4337</text:p>
          </table:table-cell>
          <table:table-cell table:style-name="TL_20_Data" office:value-type="float" office:value="4748" calcext:value-type="float">
            <text:p>4748</text:p>
          </table:table-cell>
          <table:table-cell table:style-name="TL_20_Data" office:value-type="float" office:value="9085" calcext:value-type="float">
            <text:p>9085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ce41" office:value-type="float" office:value="209" calcext:value-type="float">
            <text:p>20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X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X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X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4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I</text:p>
          </table:table-cell>
          <table:table-cell office:value-type="string" calcext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I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I</text:p>
          </table:table-cell>
          <table:table-cell office:value-type="string" calcext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I</text:p>
          </table:table-cell>
          <table:table-cell office:value-type="string" calcext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9" calcext:value-type="float">
            <text:p>11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147" calcext:value-type="float">
            <text:p>2147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893" calcext:value-type="float">
            <text:p>4893</text:p>
          </table:table-cell>
          <table:table-cell table:style-name="TL_20_Data" office:value-type="float" office:value="5261" calcext:value-type="float">
            <text:p>5261</text:p>
          </table:table-cell>
          <table:table-cell table:style-name="TL_20_Data" office:value-type="float" office:value="10154" calcext:value-type="float">
            <text:p>10154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ce41" office:value-type="float" office:value="227" calcext:value-type="float">
            <text:p>2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Afd. Nijeveensche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7" calcext:value-type="float">
            <text:p>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Afd. Nijeveen bov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fd. Kold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fd. Kolderveen, bov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fd. Kolderveen, bov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9" calcext:value-type="float">
            <text:p>1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9" calcext:value-type="float">
            <text:p>1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No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Peest, N.H. Arm-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Peest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Norger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Zuidvelde, Tijd. aanw. Schip</text:p>
          </table:table-cell>
          <table:table-cell table:style-name="ce23"/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Westervelde, Tijd. aanw. Schip</text:p>
          </table:table-cell>
          <table:table-cell table:style-name="ce23"/>
          <table:table-cell/>
          <table:table-cell table:style-name="ce28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Een, Tijd. aanw. Schip</text:p>
          </table:table-cell>
          <table:table-cell table:style-name="ce23"/>
          <table:table-cell/>
          <table:table-cell table:style-name="ce28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Langelo, Tijd. aanw. Schip</text:p>
          </table:table-cell>
          <table:table-cell table:style-name="ce23"/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Veenhuizen, Tijd. aanw. Schip</text:p>
          </table:table-cell>
          <table:table-cell table:style-name="ce23"/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Veenhuizen, I. Gesticht</text:p>
          </table:table-cell>
          <table:table-cell table:style-name="ce23"/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62" calcext:value-type="float">
            <text:p>146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Veenhuizen, II. Inf. 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66" calcext:value-type="float">
            <text:p>66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Veenhuizen, II. Gesticht</text:p>
          </table:table-cell>
          <table:table-cell table:style-name="ce23"/>
          <table:table-cell/>
          <table:table-cell table:style-name="ce28" office:value-type="float" office:value="69" calcext:value-type="float">
            <text:p>6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337" calcext:value-type="float">
            <text:p>1337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Veenhuizen, III. Gesticht</text:p>
          </table:table-cell>
          <table:table-cell table:style-name="ce23"/>
          <table:table-cell/>
          <table:table-cell table:style-name="ce28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1204" calcext:value-type="float">
            <text:p>1204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28" calcext:value-type="float">
            <text:p>13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69" calcext:value-type="float">
            <text:p>36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235" calcext:value-type="float">
            <text:p>4235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5139" calcext:value-type="float">
            <text:p>513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ce41" office:value-type="float" office:value="29" calcext:value-type="float">
            <text:p>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98" calcext:value-type="float">
            <text:p>49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500" calcext:value-type="float">
            <text:p>4500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TL_20_Data" office:value-type="float" office:value="5677" calcext:value-type="float">
            <text:p>5677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41" office:value-type="float" office:value="33" calcext:value-type="float">
            <text:p>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Arm- 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Ex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alt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Valthermond, 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Valthermon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66" calcext:value-type="float">
            <text:p>36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1834" calcext:value-type="float">
            <text:p>183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Ex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alt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ijn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aantj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door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8" calcext:value-type="float">
            <text:p>1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xlo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1e Exloer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9" calcext:value-type="float">
            <text:p>1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857" calcext:value-type="float">
            <text:p>85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2e Exloer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6" calcext:value-type="float">
            <text:p>2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1500" calcext:value-type="float">
            <text:p>150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2e Exloermon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Valth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2" calcext:value-type="float">
            <text:p>13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Valtherve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55" calcext:value-type="float">
            <text:p>55</text:p>
          </table:table-cell>
          <table:table-cell table:style-name="ce41" office:value-type="float" office:value="58" calcext:value-type="float">
            <text:p>5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Zand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Valthermo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0" calcext:value-type="float">
            <text:p>3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1865" calcext:value-type="float">
            <text:p>186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82" calcext:value-type="float">
            <text:p>128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3517" calcext:value-type="float">
            <text:p>3517</text:p>
          </table:table-cell>
          <table:table-cell table:style-name="TL_20_Data" office:value-type="float" office:value="3365" calcext:value-type="float">
            <text:p>3365</text:p>
          </table:table-cell>
          <table:table-cell table:style-name="TL_20_Data" office:value-type="float" office:value="6882" calcext:value-type="float">
            <text:p>6882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ce41" office:value-type="float" office:value="140" calcext:value-type="float">
            <text:p>14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648" calcext:value-type="float">
            <text:p>164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4479" calcext:value-type="float">
            <text:p>4479</text:p>
          </table:table-cell>
          <table:table-cell table:style-name="TL_20_Data" office:value-type="float" office:value="4237" calcext:value-type="float">
            <text:p>4237</text:p>
          </table:table-cell>
          <table:table-cell table:style-name="TL_20_Data" office:value-type="float" office:value="8716" calcext:value-type="float">
            <text:p>871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ce41" office:value-type="float" office:value="144" calcext:value-type="float">
            <text:p>14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Oosterhesse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de Klenk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Ge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Zwind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urtsch. Zwindersche 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urtsch. Zwindersche 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86" calcext:value-type="float">
            <text:p>186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Oosterhesse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Oosterhesseler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de Klenk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Ge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Zwind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Gees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Zwindersche 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Zwindersche 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4" calcext:value-type="float">
            <text:p>84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70" calcext:value-type="float">
            <text:p>270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02" calcext:value-type="float">
            <text:p>802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1516" calcext:value-type="float">
            <text:p>15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6" calcext:value-type="float">
            <text:p>166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6" calcext:value-type="float">
            <text:p>166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de 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de Pol, Arm- en werkhuis der Ned. Herv. Diac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de Pol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Wo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Klund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table:number-columns-repeated="7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83" calcext:value-type="float">
            <text:p>18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49" calcext:value-type="float">
            <text:p>34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1741" calcext:value-type="float">
            <text:p>174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Ro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1" calcext:value-type="float">
            <text:p>1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Liev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7" calcext:value-type="float">
            <text:p>4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Steenber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Nieta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Leutinge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h. Roder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3" calcext:value-type="float">
            <text:p>20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Roden, Arm- 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Roden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Liev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Alteve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Roderesch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Rod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Zu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Terheij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Nieta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Leutinge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6" calcext:value-type="float">
            <text:p>46</text:p>
          </table:table-cell>
          <table:table-cell table:style-name="TL_20_Data" table:number-columns-repeated="7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Foks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6" calcext:value-type="float">
            <text:p>66</text:p>
          </table:table-cell>
          <table:table-cell table:style-name="TL_20_Data" table:number-columns-repeated="7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Roderw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Sandebuu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Matsloo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Matsloo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51" calcext:value-type="float">
            <text:p>4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1056" calcext:value-type="float">
            <text:p>1056</text:p>
          </table:table-cell>
          <table:table-cell table:style-name="TL_20_Data" office:value-type="float" office:value="2165" calcext:value-type="float">
            <text:p>216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54" calcext:value-type="float">
            <text:p>654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35" calcext:value-type="float">
            <text:p>1635</text:p>
          </table:table-cell>
          <table:table-cell table:style-name="TL_20_Data" office:value-type="float" office:value="1581" calcext:value-type="float">
            <text:p>1581</text:p>
          </table:table-cell>
          <table:table-cell table:style-name="TL_20_Data" office:value-type="float" office:value="3216" calcext:value-type="float">
            <text:p>3216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R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5" calcext:value-type="float">
            <text:p>1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rp Grol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Schoon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Elders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Duurz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al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58" calcext:value-type="float">
            <text:p>25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474" calcext:value-type="float">
            <text:p>147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R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rp Grol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Schoon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Am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Eke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El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Geel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Elders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Nijla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Duurz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al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9" calcext:value-type="float">
            <text:p>6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27" calcext:value-type="float">
            <text:p>32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885" calcext:value-type="float">
            <text:p>188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ijkveld, Arm-en werk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ijkvel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Gijss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Pos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He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Oldenhav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Koekang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Ruinerwei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Ruin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Armwei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Blank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Noordha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Anser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itte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Bendersc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Enge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aterleu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Acht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Geuz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An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Rheebrug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Anserwei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Anhol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Kra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Nui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Eurs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Bult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Pes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h. Oost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Zwartschaa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Pess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Stuifz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49" calcext:value-type="float">
            <text:p>4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Stadter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Tol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4" calcext:value-type="float">
            <text:p>24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Fluiten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eh. Kalen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Geh. Hondha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Geh. Holt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Geh. Ech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Geh. Echtinger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02" calcext:value-type="float">
            <text:p>6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12" calcext:value-type="float">
            <text:p>1612</text:p>
          </table:table-cell>
          <table:table-cell table:style-name="TL_20_Data" office:value-type="float" office:value="1448" calcext:value-type="float">
            <text:p>1448</text:p>
          </table:table-cell>
          <table:table-cell table:style-name="TL_20_Data" office:value-type="float" office:value="3060" calcext:value-type="float">
            <text:p>30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04" calcext:value-type="float">
            <text:p>70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74" calcext:value-type="float">
            <text:p>1874</text:p>
          </table:table-cell>
          <table:table-cell table:style-name="TL_20_Data" office:value-type="float" office:value="1667" calcext:value-type="float">
            <text:p>1667</text:p>
          </table:table-cell>
          <table:table-cell table:style-name="TL_20_Data" office:value-type="float" office:value="3541" calcext:value-type="float">
            <text:p>35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ijk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oerste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ost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4" calcext:value-type="float">
            <text:p>54</text:p>
          </table:table-cell>
          <table:table-cell table:style-name="TL_20_Data" table:number-columns-repeated="7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Ruige Kluf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ale Kluf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iter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lijdenstei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Kr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aakswold, Diac. Armhuis der Ned. Herv. Gem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aakswol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Twe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Tweelo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roek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Weerwil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83" calcext:value-type="float">
            <text:p>38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1986" calcext:value-type="float">
            <text:p>198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84" calcext:value-type="float">
            <text:p>48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246" calcext:value-type="float">
            <text:p>1246</text:p>
          </table:table-cell>
          <table:table-cell table:style-name="TL_20_Data" office:value-type="float" office:value="1178" calcext:value-type="float">
            <text:p>1178</text:p>
          </table:table-cell>
          <table:table-cell table:style-name="TL_20_Data" office:value-type="float" office:value="2424" calcext:value-type="float">
            <text:p>24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ud Schoonebeek, Diaconie Arm-en werkhuis der N.H.G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ud Schoonebeek, 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ud Schoonebeek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Schoonebeek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Nieuw Schoonebe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77" calcext:value-type="float">
            <text:p>3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51" calcext:value-type="float">
            <text:p>2051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77" calcext:value-type="float">
            <text:p>3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52" calcext:value-type="float">
            <text:p>205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l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iphoor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oordsl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2" calcext:value-type="float">
            <text:p>62</text:p>
          </table:table-cell>
          <table:table-cell table:style-name="TL_20_Data" table:number-columns-repeated="7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r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Schoonoo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Veenoo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Den Hoo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9" calcext:value-type="float">
            <text:p>29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1735" calcext:value-type="float">
            <text:p>1735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9" calcext:value-type="float">
            <text:p>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leen, Arm- 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leen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iphoor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oordsl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Vos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aantj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pma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r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rm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Schoonoo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Veenoo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4" calcext:value-type="float">
            <text:p>1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Veenoor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Holsloots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Den Hoo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De 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Schimmelar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82" calcext:value-type="float">
            <text:p>3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1879" calcext:value-type="float">
            <text:p>187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81" calcext:value-type="float">
            <text:p>68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884" calcext:value-type="float">
            <text:p>1884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3614" calcext:value-type="float">
            <text:p>3614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1" office:value-type="float" office:value="33" calcext:value-type="float">
            <text:p>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oost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9" calcext:value-type="float">
            <text:p>18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ijkersmi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0" calcext:value-type="float">
            <text:p>1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29" calcext:value-type="float">
            <text:p>32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ovensmi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7" calcext:value-type="float">
            <text:p>2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ovensmilde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oosterveen, Arm-en werk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oosterveen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ijkersmilde, 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ijkersmilde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94" calcext:value-type="float">
            <text:p>9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/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Hoogersmi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7" calcext:value-type="float">
            <text:p>1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Hoogersmilde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71" calcext:value-type="float">
            <text:p>6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851" calcext:value-type="float">
            <text:p>1851</text:p>
          </table:table-cell>
          <table:table-cell table:style-name="TL_20_Data" office:value-type="float" office:value="1611" calcext:value-type="float">
            <text:p>1611</text:p>
          </table:table-cell>
          <table:table-cell table:style-name="TL_20_Data" office:value-type="float" office:value="3462" calcext:value-type="float">
            <text:p>3462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41" office:value-type="float" office:value="52" calcext:value-type="float">
            <text:p>5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00" calcext:value-type="float">
            <text:p>100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608" calcext:value-type="float">
            <text:p>2608</text:p>
          </table:table-cell>
          <table:table-cell table:style-name="TL_20_Data" office:value-type="float" office:value="2379" calcext:value-type="float">
            <text:p>2379</text:p>
          </table:table-cell>
          <table:table-cell table:style-name="TL_20_Data" office:value-type="float" office:value="4987" calcext:value-type="float">
            <text:p>4987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41" office:value-type="float" office:value="79" calcext:value-type="float">
            <text:p>7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Vled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Vledd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Vledd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older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Wa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Nijensle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Nijensleek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Frederiksoord, Kolonie der Maatsch. v. Weldadigheid</text:p>
          </table:table-cell>
          <table:table-cell table:style-name="ce23"/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Frederiksoor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39" calcext:value-type="float">
            <text:p>4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083" calcext:value-type="float">
            <text:p>1083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09" calcext:value-type="float">
            <text:p>50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475" calcext:value-type="float">
            <text:p>1475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709" calcext:value-type="float">
            <text:p>2709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ries, Diaconiehuis der N.H. Gem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ries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Dond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IJ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Tijnaar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Zeeg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Taar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Zeij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Ter 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70" calcext:value-type="float">
            <text:p>37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844" calcext:value-type="float">
            <text:p>844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rie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Dond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Bunn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W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de Pun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IJ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Tijnaar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4" calcext:value-type="float">
            <text:p>6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Zeeg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Oudemo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Taar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Rhe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Benkoe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Ubbena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Zeij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Ter 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Geh. Zeij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44" calcext:value-type="float">
            <text:p>64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678" calcext:value-type="float">
            <text:p>1678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3212" calcext:value-type="float">
            <text:p>3212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1" office:value-type="float" office:value="38" calcext:value-type="float">
            <text:p>3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Zwigg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Elp, Arm-en werkhuis der N.H. Diac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Elp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7" calcext:value-type="float">
            <text:p>6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rve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Coehoor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number-columns-repeated="2" table:style-name="TL_20_Data" office:value-type="float" office:value="28" calcext:value-type="float">
            <text:p>2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Eurz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runt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arm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al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Mant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ieuweroo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7" calcext:value-type="float">
            <text:p>1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73" calcext:value-type="float">
            <text:p>37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1975" calcext:value-type="float">
            <text:p>197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77" calcext:value-type="float">
            <text:p>477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61" calcext:value-type="float">
            <text:p>1361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2598" calcext:value-type="float">
            <text:p>25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p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ssenslui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Eem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aalwei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n Hof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oster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ijkbrug, Arm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ijkbrug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ijkbrug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unn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oor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iehn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avix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okker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chip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 Knijp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eldkam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lder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ijkstalligerhuiz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loeter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Rog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2" calcext:value-type="float">
            <text:p>2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 Hoev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oog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Os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Rus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Eg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age Lint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Zuid Koeka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oord Koeka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oekang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Schoon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oog Lint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oekanger Dwars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00" calcext:value-type="float">
            <text:p>4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65" calcext:value-type="float">
            <text:p>1165</text:p>
          </table:table-cell>
          <table:table-cell table:style-name="TL_20_Data" office:value-type="float" office:value="1076" calcext:value-type="float">
            <text:p>1076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60" calcext:value-type="float">
            <text:p>46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2653" calcext:value-type="float">
            <text:p>2653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1" calcext:value-type="float">
            <text:p>2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184" calcext:value-type="float">
            <text:p>1184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51" calcext:value-type="float">
            <text:p>2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Schuilingsoo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4" calcext:value-type="float">
            <text:p>6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Midlaren, Diac. Arm-en werk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Midlaren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e Groev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Zuidlaard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Dennenoord, Krankzinnige 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Dennenoor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88" calcext:value-type="float">
            <text:p>28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1580" calcext:value-type="float">
            <text:p>158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39" calcext:value-type="float">
            <text:p>53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98" calcext:value-type="float">
            <text:p>1398</text:p>
          </table:table-cell>
          <table:table-cell table:style-name="TL_20_Data" office:value-type="float" office:value="1373" calcext:value-type="float">
            <text:p>1373</text:p>
          </table:table-cell>
          <table:table-cell table:style-name="TL_20_Data" office:value-type="float" office:value="2771" calcext:value-type="float">
            <text:p>2771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erkenbosch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eenber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en Ar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ubb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eenber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erkenbosch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chotter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N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ei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ijstad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Rabb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Pieper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loem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Veeni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age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Modderg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ilden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Kerken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Zand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raam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Lind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Ti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" calcext:value-type="float">
            <text:p>5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Vuile Rie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Paardelan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Schrap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Oost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lteve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lteveer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esterveld, Diac. Arm- en 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estervel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Fo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rog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Bazui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Middel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emmenhov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37" calcext:value-type="float">
            <text:p>63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705" calcext:value-type="float">
            <text:p>1705</text:p>
          </table:table-cell>
          <table:table-cell table:style-name="TL_20_Data" office:value-type="float" office:value="1515" calcext:value-type="float">
            <text:p>1515</text:p>
          </table:table-cell>
          <table:table-cell table:style-name="TL_20_Data" office:value-type="float" office:value="3220" calcext:value-type="float">
            <text:p>3220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13" calcext:value-type="float">
            <text:p>7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81" calcext:value-type="float">
            <text:p>1881</text:p>
          </table:table-cell>
          <table:table-cell table:style-name="TL_20_Data" office:value-type="float" office:value="1669" calcext:value-type="float">
            <text:p>1669</text:p>
          </table:table-cell>
          <table:table-cell table:style-name="TL_20_Data" office:value-type="float" office:value="3550" calcext:value-type="float">
            <text:p>3550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41" office:value-type="float" office:value="33" calcext:value-type="float">
            <text:p>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, Kaz. Kon. Marechaussee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Benn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Aal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Mepp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Wezu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Wezuper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. Ellerts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0" calcext:value-type="float">
            <text:p>190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44" calcext:value-type="float">
            <text:p>2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319" calcext:value-type="float">
            <text:p>13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51" calcext:value-type="float">
            <text:p>7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19" calcext:value-type="float">
            <text:p>2119</text:p>
          </table:table-cell>
          <table:table-cell table:style-name="TL_20_Data" office:value-type="float" office:value="1952" calcext:value-type="float">
            <text:p>1952</text:p>
          </table:table-cell>
          <table:table-cell table:style-name="TL_20_Data" office:value-type="float" office:value="4071" calcext:value-type="float">
            <text:p>40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39" calcext:value-type="float">
            <text:p>8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02" calcext:value-type="float">
            <text:p>2302</text:p>
          </table:table-cell>
          <table:table-cell table:style-name="TL_20_Data" office:value-type="float" office:value="2078" calcext:value-type="float">
            <text:p>2078</text:p>
          </table:table-cell>
          <table:table-cell table:style-name="TL_20_Data" office:value-type="float" office:value="4380" calcext:value-type="float">
            <text:p>438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864" calcext:value-type="float">
            <text:p>1864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069" calcext:value-type="float">
            <text:p>5069</text:p>
          </table:table-cell>
          <table:table-cell table:style-name="TL_20_Data" office:value-type="float" office:value="4639" calcext:value-type="float">
            <text:p>4639</text:p>
          </table:table-cell>
          <table:table-cell table:style-name="TL_20_Data" office:value-type="float" office:value="9708" calcext:value-type="float">
            <text:p>9708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41" office:value-type="float" office:value="47" calcext:value-type="float">
            <text:p>4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817" calcext:value-type="float">
            <text:p>4817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783" calcext:value-type="float">
            <text:p>12783</text:p>
          </table:table-cell>
          <table:table-cell table:style-name="TL_20_Data" office:value-type="float" office:value="12199" calcext:value-type="float">
            <text:p>12199</text:p>
          </table:table-cell>
          <table:table-cell table:style-name="TL_20_Data" office:value-type="float" office:value="24982" calcext:value-type="float">
            <text:p>24982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ce41" office:value-type="float" office:value="229" calcext:value-type="float">
            <text:p>2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669" calcext:value-type="float">
            <text:p>666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070" calcext:value-type="float">
            <text:p>18070</text:p>
          </table:table-cell>
          <table:table-cell table:style-name="TL_20_Data" office:value-type="float" office:value="16161" calcext:value-type="float">
            <text:p>16161</text:p>
          </table:table-cell>
          <table:table-cell table:style-name="TL_20_Data" office:value-type="float" office:value="34231" calcext:value-type="float">
            <text:p>3423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ce41" office:value-type="float" office:value="288" calcext:value-type="float">
            <text:p>28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27" calcext:value-type="float">
            <text:p>10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65" calcext:value-type="float">
            <text:p>2765</text:p>
          </table:table-cell>
          <table:table-cell table:style-name="TL_20_Data" office:value-type="float" office:value="2461" calcext:value-type="float">
            <text:p>2461</text:p>
          </table:table-cell>
          <table:table-cell table:style-name="TL_20_Data" office:value-type="float" office:value="5226" calcext:value-type="float">
            <text:p>5226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744.47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513" calcext:value-type="float">
            <text:p>12513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623" calcext:value-type="float">
            <text:p>33623</text:p>
          </table:table-cell>
          <table:table-cell table:style-name="TL_20_Data" office:value-type="float" office:value="30822" calcext:value-type="float">
            <text:p>30822</text:p>
          </table:table-cell>
          <table:table-cell table:style-name="TL_20_Data" office:value-type="float" office:value="64445" calcext:value-type="float">
            <text:p>64445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ce41" office:value-type="float" office:value="545" calcext:value-type="float">
            <text:p>54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798" calcext:value-type="float">
            <text:p>17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table:number-columns-repeated="2"/>
          <table:table-cell table:style-name="TL_20_Data" office:value-type="float" office:value="4600" calcext:value-type="float">
            <text:p>4600</text:p>
          </table:table-cell>
          <table:table-cell table:style-name="TL_20_Data" office:value-type="float" office:value="4352" calcext:value-type="float">
            <text:p>4352</text:p>
          </table:table-cell>
          <table:table-cell table:style-name="TL_20_Data" office:value-type="float" office:value="8952" calcext:value-type="float">
            <text:p>89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1" office:value-type="float" office:value="34" calcext:value-type="float">
            <text:p>3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772" calcext:value-type="float">
            <text:p>177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146" calcext:value-type="float">
            <text:p>8146</text:p>
          </table:table-cell>
          <table:table-cell table:style-name="TL_20_Data" office:value-type="float" office:value="4596" calcext:value-type="float">
            <text:p>4596</text:p>
          </table:table-cell>
          <table:table-cell table:style-name="TL_20_Data" office:value-type="float" office:value="12742" calcext:value-type="float">
            <text:p>12742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ce41" office:value-type="float" office:value="198" calcext:value-type="float">
            <text:p>19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10795.4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570" calcext:value-type="float">
            <text:p>35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749" calcext:value-type="float">
            <text:p>12749</text:p>
          </table:table-cell>
          <table:table-cell table:style-name="TL_20_Data" office:value-type="float" office:value="8948" calcext:value-type="float">
            <text:p>8948</text:p>
          </table:table-cell>
          <table:table-cell table:style-name="TL_20_Data" office:value-type="float" office:value="21697" calcext:value-type="float">
            <text:p>21697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ce41" office:value-type="float" office:value="232" calcext:value-type="float">
            <text:p>2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398" calcext:value-type="float">
            <text:p>4398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9777" calcext:value-type="float">
            <text:p>9777</text:p>
          </table:table-cell>
          <table:table-cell table:style-name="TL_20_Data" office:value-type="float" office:value="10449" calcext:value-type="float">
            <text:p>10449</text:p>
          </table:table-cell>
          <table:table-cell table:style-name="TL_20_Data" office:value-type="float" office:value="20226" calcext:value-type="float">
            <text:p>20226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ce41" office:value-type="float" office:value="453" calcext:value-type="float">
            <text:p>45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860" calcext:value-type="float">
            <text:p>5860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673" calcext:value-type="float">
            <text:p>16673</text:p>
          </table:table-cell>
          <table:table-cell table:style-name="TL_20_Data" office:value-type="float" office:value="15781" calcext:value-type="float">
            <text:p>15781</text:p>
          </table:table-cell>
          <table:table-cell table:style-name="TL_20_Data" office:value-type="float" office:value="32454" calcext:value-type="float">
            <text:p>32454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ce41" office:value-type="float" office:value="344" calcext:value-type="float">
            <text:p>34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846.4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258" calcext:value-type="float">
            <text:p>10258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460" calcext:value-type="float">
            <text:p>26460</text:p>
          </table:table-cell>
          <table:table-cell table:style-name="TL_20_Data" office:value-type="float" office:value="26234" calcext:value-type="float">
            <text:p>26234</text:p>
          </table:table-cell>
          <table:table-cell table:style-name="TL_20_Data" office:value-type="float" office:value="52694" calcext:value-type="float">
            <text:p>52694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ce41" office:value-type="float" office:value="797" calcext:value-type="float">
            <text:p>79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764" calcext:value-type="float">
            <text:p>1176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9279" calcext:value-type="float">
            <text:p>29279</text:p>
          </table:table-cell>
          <table:table-cell table:style-name="TL_20_Data" office:value-type="float" office:value="28952" calcext:value-type="float">
            <text:p>28952</text:p>
          </table:table-cell>
          <table:table-cell table:style-name="TL_20_Data" office:value-type="float" office:value="58231" calcext:value-type="float">
            <text:p>58231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ce41" office:value-type="float" office:value="739" calcext:value-type="float">
            <text:p>73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5140" calcext:value-type="float">
            <text:p>15140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5191" calcext:value-type="float">
            <text:p>45191</text:p>
          </table:table-cell>
          <table:table-cell table:style-name="TL_20_Data" office:value-type="float" office:value="38616" calcext:value-type="float">
            <text:p>38616</text:p>
          </table:table-cell>
          <table:table-cell table:style-name="TL_20_Data" office:value-type="float" office:value="83807" calcext:value-type="float">
            <text:p>83807</text:p>
          </table:table-cell>
          <table:table-cell table:style-name="TL_20_Data" office:value-type="float" office:value="1077" calcext:value-type="float">
            <text:p>1077</text:p>
          </table:table-cell>
          <table:table-cell table:style-name="ce41" office:value-type="float" office:value="845" calcext:value-type="float">
            <text:p>84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301" calcext:value-type="float">
            <text:p>130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13" calcext:value-type="float">
            <text:p>3413</text:p>
          </table:table-cell>
          <table:table-cell table:style-name="TL_20_Data" office:value-type="float" office:value="3070" calcext:value-type="float">
            <text:p>3070</text:p>
          </table:table-cell>
          <table:table-cell table:style-name="TL_20_Data" office:value-type="float" office:value="6483" calcext:value-type="float">
            <text:p>6483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41" office:value-type="float" office:value="37" calcext:value-type="float">
            <text:p>3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910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table:style-name="ce29" office:value-type="float" office:value="28205" calcext:value-type="float">
            <text:p>28205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044" calcext:value-type="float">
            <text:p>1044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7901" calcext:value-type="float">
            <text:p>77901</text:p>
          </table:table-cell>
          <table:table-cell table:style-name="ce33" office:value-type="float" office:value="70643" calcext:value-type="float">
            <text:p>70643</text:p>
          </table:table-cell>
          <table:table-cell table:style-name="ce33" office:value-type="float" office:value="148544" calcext:value-type="float">
            <text:p>148544</text:p>
          </table:table-cell>
          <table:table-cell table:style-name="ce33" office:value-type="float" office:value="2201" calcext:value-type="float">
            <text:p>2201</text:p>
          </table:table-cell>
          <table:table-cell table:style-name="ce42" office:value-type="float" office:value="1621" calcext:value-type="float">
            <text:p>1621</text:p>
          </table:table-cell>
          <table:table-cell table:style-name="ce47" office:value-type="string" calcext:value-type="string">
            <text:p>VT_1899</text:p>
          </table:table-cell>
          <table:table-cell table:style-name="ce51" office:value-type="string" calcext:value-type="string">
            <text:p>10_D1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>
            <text:p>DR</text:p>
          </table:table-cell>
          <table:table-cell table:style-name="ce57" office:value-type="string" calcext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44:28</meta:creation-date>
    <dc:date>2015-03-30T21:40:32.154073000</dc:date>
    <meta:generator>LibreOffice/4.4.0.3$MacOSX_X86_64 LibreOffice_project/de093506bcdc5fafd9023ee680b8c60e3e0645d7</meta:generator>
    <meta:editing-duration>PT2M8S</meta:editing-duration>
    <meta:editing-cycles>3</meta:editing-cycles>
    <meta:document-statistic meta:table-count="1" meta:cell-count="12689" meta:object-count="0"/>
  </office:meta>
</office:document-meta>
</file>